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@cpro28289.publiccloud.com.br</text:p>
          </table:table-cell>
          <table:table-cell office:value-type="string" calcext:value-type="string">
            <text:p>50076±1589s</text:p>
          </table:table-cell>
          <table:table-cell office:value-type="string" calcext:value-type="string">
            <text:p>BLACK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258.213.988-27</text:p>
          </table:table-cell>
          <table:table-cell office:value-type="string" calcext:value-type="string">
            <text:p>17901±15173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terrafortegrupo.com.br</text:p>
          </table:table-cell>
          <table:table-cell office:value-type="string" calcext:value-type="string">
            <text:p>17901±15173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terrafortegrupo.com.br</text:p>
          </table:table-cell>
          <table:table-cell office:value-type="string" calcext:value-type="string">
            <text:p>17901±15173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4526±742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manifarmaimirim@hotmail.com</text:p>
          </table:table-cell>
          <table:table-cell office:value-type="string" calcext:value-type="string">
            <text:p>12693±742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4104±761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17247±9987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17247±9987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17247±9987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3400±190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inovacaofinanceiro.com</text:p>
          </table:table-cell>
          <table:table-cell office:value-type="string" calcext:value-type="string">
            <text:p>6270±2238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servicoserve.com.br</text:p>
          </table:table-cell>
          <table:table-cell office:value-type="string" calcext:value-type="string">
            <text:p>4445±328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8266.publiccloud.com.br</text:p>
          </table:table-cell>
          <table:table-cell office:value-type="string" calcext:value-type="string">
            <text:p>2636±1185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725.313.981-04</text:p>
          </table:table-cell>
          <table:table-cell office:value-type="string" calcext:value-type="string">
            <text:p>4445±328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2149±140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cpro28287.publiccloud.com.br</text:p>
          </table:table-cell>
          <table:table-cell office:value-type="string" calcext:value-type="string">
            <text:p>870±22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13quermaisma.com.br</text:p>
          </table:table-cell>
          <table:table-cell office:value-type="string" calcext:value-type="string">
            <text:p>87130±27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17seliqda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8sevliqudas.com.br</text:p>
          </table:table-cell>
          <table:table-cell office:value-type="string" calcext:value-type="string">
            <text:p>20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19serlquda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23serqurm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24lqdasre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36resqumi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37serqwmai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38ervqmai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91-232-91-156.citylan.com.pl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dbreve.com.br</text:p>
          </table:table-cell>
          <table:table-cell office:value-type="string" calcext:value-type="string">
            <text:p>12227±490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dsensum.com.br</text:p>
          </table:table-cell>
          <table:table-cell office:value-type="string" calcext:value-type="string">
            <text:p>10454±51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baypark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bemdirigid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betoclient0054.cloudapp.ne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5927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boanew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bondbom.net</text:p>
          </table:table-cell>
          <table:table-cell office:value-type="string" calcext:value-type="string">
            <text:p>17957±1102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byoformula.com.br</text:p>
          </table:table-cell>
          <table:table-cell office:value-type="string" calcext:value-type="string">
            <text:p>63646±20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campanhanerdsemail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citylan.com.pl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cloudsilver.info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corporatemail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disparadordeemails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disparoseguro20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disparoseguro22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e-americana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eletromarzinh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ewyx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fastshop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gateway03.websitewelcome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gustavopereira1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heapup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hospedagemdesites.biz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hostingbk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icr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infoar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informebr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interativomail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iqmailcomunic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jaguatiricatw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kmagenci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linkvideo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ln12-mail3.hospedagemdesites.biz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mail.garatu.es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1957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marketing-k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modular.net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orenocambuci.com.br</text:p>
          </table:table-cell>
          <table:table-cell office:value-type="string" calcext:value-type="string">
            <text:p>128±2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mou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ous.tv.br</text:p>
          </table:table-cell>
          <table:table-cell office:value-type="string" calcext:value-type="string">
            <text:p>9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21901±223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novidadeavist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novidades-di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objetivodiret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ofertadahor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54354±388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1695±143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recebaemsuacas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rom083.startdedicated.d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rsgsv.net</text:p>
          </table:table-cell>
          <table:table-cell office:value-type="string" calcext:value-type="string">
            <text:p>333029±3482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sejaligad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serv-1004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server04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ociesc.org.br</text:p>
          </table:table-cell>
          <table:table-cell office:value-type="string" calcext:value-type="string">
            <text:p>10125±75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sodine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superevist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teclamkt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tecmobile.net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tecn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vexer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wabclient668201.cloudapp.ne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websitewelcome.com</text:p>
          </table:table-cell>
          <table:table-cell office:value-type="string" calcext:value-type="string">
            <text:p>17055±998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3quermaisma.com.br</text:p>
          </table:table-cell>
          <table:table-cell office:value-type="string" calcext:value-type="string">
            <text:p>87130±27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180.25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207.218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229.124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122.79.24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122.79.29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122.96.252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1.202.22.198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3.153.247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195.234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195.244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195.254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26.11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26.13-static.reverse.softlayer.com</text:p>
          </table:table-cell>
          <table:table-cell office:value-type="string" calcext:value-type="string">
            <text:p>12585±2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28.216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28.218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28.221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32.149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32.151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32.158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32.229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32.230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32.231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32.232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32.237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32.242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5.232.254-static.reverse.softlayer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7seliqda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8sevliqudas.com.br</text:p>
          </table:table-cell>
          <table:table-cell office:value-type="string" calcext:value-type="string">
            <text:p>20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9serlquda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23serqurm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24lqdasre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36resqumi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37serqwmai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38ervqmai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dbreve.com.br</text:p>
          </table:table-cell>
          <table:table-cell office:value-type="string" calcext:value-type="string">
            <text:p>12227±490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dm1.mou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dm1.mous.tv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dm2.mous.tv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dsensum.com.br</text:p>
          </table:table-cell>
          <table:table-cell office:value-type="string" calcext:value-type="string">
            <text:p>10454±519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amdczmtao01.zcs8.corporatemail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aypark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ee-pot16.ewyx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emdirigid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etoclient0054.cloudapp.ne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5927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anew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unce.go.infoar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unce.info.fastshop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yoformula.com.br</text:p>
          </table:table-cell>
          <table:table-cell office:value-type="string" calcext:value-type="string">
            <text:p>63646±20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ampanhanerdsemail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loudsilver.info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cpro28293.publiccloud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d-view.sociesc.org.br</text:p>
          </table:table-cell>
          <table:table-cell office:value-type="string" calcext:value-type="string">
            <text:p>10125±75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d-view.tecn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d-view.vexer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disparoseguro20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disparoseguro22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-americana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.tecmobile.net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51404.mpst.net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51405.mpst.net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letromarzinh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email.heapup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gammacomercio.disparadordeemails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gustavopereira1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icr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informebr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interativomail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iqmailcomunic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jaguatiricatw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kmagenci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linkvideos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rketing-k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odular.net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orenocambuci.com.br</text:p>
          </table:table-cell>
          <table:table-cell office:value-type="string" calcext:value-type="string">
            <text:p>128±2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novidadeavist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novidades-di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objetivodiret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ofertadahor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54354±388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1695±143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recebaemsuacas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rom083.startdedicated.de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ejaligad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ender2.mailsender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ender3.mailsender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erv-1004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erver04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sever02.servicoserve.com.br</text:p>
          </table:table-cell>
          <table:table-cell office:value-type="string" calcext:value-type="string">
            <text:p>9584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ever03.servicoserve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hopa.inovacaofinanceiro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hopd.inovacaofinanceiro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hope.inovacaofinanceiro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odine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uperevist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svr1.hostingbko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teclamkt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wabclient668201.cloudapp.net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003.134.881/0001-2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003.660.397/0001-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10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006.847.768-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40589±263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008.584.116/0001-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009.051.083/0001-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21901±223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1.119.284/0001-56</text:p>
          </table:table-cell>
          <table:table-cell office:value-type="string" calcext:value-type="string">
            <text:p>19637±1087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6620±355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5811±13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015.206.744/0001-3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1957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017.818.045/0001-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021.716.848/0001-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34.748.137/0001-40</text:p>
          </table:table-cell>
          <table:table-cell office:value-type="string" calcext:value-type="string">
            <text:p>9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043.708.379/0001-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47.513.205/0001-34</text:p>
          </table:table-cell>
          <table:table-cell office:value-type="string" calcext:value-type="string">
            <text:p>63646±20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076.694.584-7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84.684.182/0001-57</text:p>
          </table:table-cell>
          <table:table-cell office:value-type="string" calcext:value-type="string">
            <text:p>10125±75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086.912.648-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088.009.030/0001-0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17302±233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12415±97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096.170.113/0001-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.52.199.2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.54.56.2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03.231.218.4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03.415.148-70</text:p>
          </table:table-cell>
          <table:table-cell office:value-type="string" calcext:value-type="string">
            <text:p>15846±70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13.170.5.22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13.170.92.4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13.180.74.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13.181.33.1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13.184.49.1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13.186.98.12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13.187.0.10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16.105.233.9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16.111.31.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17.192.59.12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table:style-name="ce1" office:value-type="string" calcext:value-type="string">
            <text:p>117.204.206.1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17.6.133.2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18.68.48.24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18.69.92.16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23.16.213.18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23.19.247.13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23.23.94.1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23.26.105.1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23.28.26.12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38.128.191.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4.162.71.16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4.170.119.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57.56.110.25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59.8.100.1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59.8.100.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59.8.100.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61.202.132.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68.1.29.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69.54.70.20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69.55.238.5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73.255.138.36</text:p>
          </table:table-cell>
          <table:table-cell office:value-type="string" calcext:value-type="string">
            <text:p>7384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76.124.9.18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table:style-name="ce1" office:value-type="string" calcext:value-type="string">
            <text:p>177.125.125.17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77.32.232.12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77.36.140.4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78.248.56.1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78.88.211.15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table:style-name="ce1" office:value-type="string" calcext:value-type="string">
            <text:p>180.191.128.20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80.93.204.3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81.53.18.1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82.68.93.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83.80.233.20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table:style-name="ce1" office:value-type="string" calcext:value-type="string">
            <text:p>184.172.195.1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table:style-name="ce1" office:value-type="string" calcext:value-type="string">
            <text:p>184.172.195.168</text:p>
          </table:table-cell>
          <table:table-cell office:value-type="string" calcext:value-type="string">
            <text:p>270±3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86.19.54.8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90.103.71.7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90.93.131.1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91.7.107.1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91.7.107.1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table:style-name="ce1" office:value-type="string" calcext:value-type="string">
            <text:p>192.157.213.1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92.224.948-3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194.146.191.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table:style-name="ce1" office:value-type="string" calcext:value-type="string">
            <text:p>2.190.177.1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201.141.210.9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209.126.96.1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table:style-name="ce1" office:value-type="string" calcext:value-type="string">
            <text:p>213.164.225.23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216.119.146.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706±36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296.786.337-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351.256.928-5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36.55.230.15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36.75.103.11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table:style-name="ce1" office:value-type="string" calcext:value-type="string">
            <text:p>37.157.216.18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37.214.64.9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376.914.248-9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29164±116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39.188.206.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46.18.67.249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558.411.718-87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8579±260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59.177.178.6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352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69.162.88.11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69.64.50.23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719.359.599-7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table:style-name="ce1" office:value-type="string" calcext:value-type="string">
            <text:p>72.188.251.21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74.86.175.9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table:style-name="ce1" office:value-type="string" calcext:value-type="string">
            <text:p>77.122.237.15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table:style-name="ce1" office:value-type="string" calcext:value-type="string">
            <text:p>77.126.169.220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78.25.120.83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78.8.59.78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table:style-name="ce1" office:value-type="string" calcext:value-type="string">
            <text:p>85.104.115.23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86.123.53.175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86.34.3.14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86.65.190.74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87.68.58.1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895.924.251-91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93.178.219.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94.158.79.132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95.9.233.6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carlosrfarma@hotmail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edisonleandrodasilva@gmail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jpontes.filho@gmail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multifarmaes@gmail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normandobarbosadj@gmail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oxconjg@gmail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pedrol_jr@terra.com.b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planeta.crediario@gmail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tecinfo2sa@gmail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thamyres.santospinheiros@gmail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wjmerel00@gmail.com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825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 table:contains-header="false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9T08:10:50.447000000</dc:date>
    <meta:document-statistic meta:table-count="1" meta:cell-count="1276" meta:object-count="0"/>
    <meta:generator>LibreOffice/4.1.4.2$Windows_x86 LibreOffice_project/0a0440ccc0227ad9829de5f46be37cfb6edcf72</meta:generator>
  </office:meta>
</office:document-meta>
</file>